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veSettingsEvent.saveSetting( String key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SettingsEvent.saveSetting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SettingsEvent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SettingsEvent.saveSetting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SettingsEvent.saveSetting( String key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SettingsEvent.saveSetting( String string ,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SettingsEvent.SaveSettingsEvent( Object source , File settings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